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54"/>
    </style:style>
    <style:style style:name="T1" style:family="text">
      <style:text-properties officeooo:rsid="00100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6 <text:s/>pwd — <text:span text:style-name="T1">посмотреть в какой я директории</text:span></text:p>
      <text:p text:style-name="P1"><text:s text:c="3"/>60 <text:s/>mkdir github — <text:span text:style-name="T1">создать папку в текущей директории</text:span></text:p>
      <text:p text:style-name="Standard"><text:s text:c="3"/>61 <text:s/>cd /home/natasha/github — <text:span text:style-name="T1">перейти в папку</text:span></text:p>
      <text:p text:style-name="Standard"><text:s text:c="3"/>62 <text:s/>git clone <text:a xlink:type="simple" xlink:href="https://github.com/drsona/first_try.git" text:style-name="Internet_20_link" text:visited-style-name="Visited_20_Internet_20_Link">https://github.com/drsona/first_try.git</text:a> — <text:span text:style-name="T1">клонировать из сайта на компьютер</text:span></text:p>
      <text:p text:style-name="Standard"><text:s text:c="3"/>64 <text:s/>cd first_ try — <text:span text:style-name="T1">перейти в папку</text:span></text:p>
      <text:p text:style-name="Standard"><text:s text:c="3"/>66 <text:s/>git remote — <text:span text:style-name="T1">показывает «родину» файла</text:span></text:p>
      <text:p text:style-name="Standard"><text:s text:c="3"/>67 <text:s/>touch horoshechno — <text:span text:style-name="T1">создать папку</text:span></text:p>
      <text:p text:style-name="Standard"><text:s text:c="3"/>68 <text:s/>git status — <text:span text:style-name="T1">статус по файлам на компьютере</text:span></text:p>
      <text:p text:style-name="Standard"><text:s text:c="3"/>69 <text:s/>git add horoshechno — <text:span text:style-name="T1">добавляет файл для дальнейшей работы</text:span></text:p>
      <text:p text:style-name="Standard"><text:s text:c="3"/>70 <text:s/>git status</text:p>
      <text:p text:style-name="Standard"><text:s text:c="3"/>71 <text:s/>git commit -m "tasty" — <text:span text:style-name="T1">записываю на компьютер + комментарий</text:span></text:p>
      <text:p text:style-name="Standard"><text:s text:c="3"/>72 <text:s/>git push</text:p>
      <text:p text:style-name="Standard"><text:s text:c="3"/>73 <text:s/>git remote set-url origin <text:a xlink:type="simple" xlink:href="mailto:git@github.com" text:style-name="Internet_20_link" text:visited-style-name="Visited_20_Internet_20_Link">git@github.com</text:a>:drsona/first_try.git - «<text:span text:style-name="T1">лечение» запроса на логин и пароль. Разрешила использовтаь не ссш ключ, а хттп</text:span></text:p>
      <text:p text:style-name="Standard"><text:s text:c="3"/>74 <text:s/>git push — <text:span text:style-name="T1">отправляет <text:s/>на ги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0:04.842155919</meta:creation-date>
    <dc:date>2021-06-30T22:19:52.357585928</dc:date>
    <meta:editing-duration>PT9M48S</meta:editing-duration>
    <meta:editing-cycles>1</meta:editing-cycles>
    <meta:document-statistic meta:table-count="0" meta:image-count="0" meta:object-count="0" meta:page-count="1" meta:paragraph-count="14" meta:word-count="107" meta:character-count="760" meta:non-whitespace-character-count="602"/>
    <meta:generator>LibreOffice/6.4.7.2$Linux_X86_64 LibreOffice_project/40$Build-2</meta:generator>
  </office:meta>
</office:document-meta>
</file>